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82">
      <style:table-cell-properties style:vertical-align="middle"/>
    </style:style>
    <style:style style:name="ce8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vertical-align="middle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0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wrap-option="wrap" style:vertical-align="middle"/>
      <style:text-properties style:use-window-font-color="true"/>
    </style:style>
    <style:style style:name="ce97" style:family="table-cell" style:parent-style-name="Default">
      <style:text-properties style:use-window-font-color="true"/>
    </style:style>
    <style:style style:name="ce9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solid #000000"/>
    </style:style>
    <style:style style:name="ce102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1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2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4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5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9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style:use-window-font-color="true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82"/>
    <style:style style:name="ce13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37"/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ext-properties fo:font-size="12pt" style:font-size-asian="12pt" style:font-size-complex="12pt"/>
    </style:style>
    <style:style style:name="ce17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/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3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cc0000"/>
    </style:style>
    <style:style style:name="T1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 style:font-weight-asian="bold" style:font-weight-complex="bold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style-name="ce90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90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91" office:value-type="string" calcext:value-type="string">
            <text:p>0a-my_process</text:p>
          </table:table-cell>
          <table:table-cell table:style-name="ce90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92" office:value-type="string" calcext:value-type="string">
            <text:p>0b-it_evolves-tomh_1987</text:p>
          </table:table-cell>
          <table:table-cell table:style-name="ce90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93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93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93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93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91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94" office:value-type="string" calcext:value-type="string">
            <text:p>2b-tomh-humanmetrics</text:p>
          </table:table-cell>
          <table:table-cell table:style-name="ce96"/>
          <table:table-cell table:style-name="ce97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93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3" office:value-type="time" office:time-value="PT18H15M00S" calcext:value-type="time">
            <text:p>06:15 PM</text:p>
          </table:table-cell>
          <table:table-cell table:style-name="ce92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<text:span text:style-name="T7">– lat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4" office:value-type="time" office:time-value="PT20H45M00S" calcext:value-type="time">
            <text:p>08:45 PM</text:p>
          </table:table-cell>
          <table:table-cell table:style-name="ce95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Visualizing the archetypes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/>
          <table:table-cell table:style-name="ce84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95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/>
          <table:table-cell table:style-name="ce84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95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71"/>
          <table:table-cell table:style-name="ce84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85"/>
          <table:table-cell table:style-name="ce87"/>
          <table:table-cell table:style-name="ce95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7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7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43"/>
          <table:table-cell table:style-name="ce88"/>
          <table:table-cell table:style-name="ce91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4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3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79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73"/>
          <table:table-cell table:style-name="ce83"/>
          <table:table-cell table:style-name="ce92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4"/>
          <table:table-cell table:style-name="ce16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7"/>
          <table:table-cell/>
          <table:table-cell table:style-name="ce87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5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8" office:value-type="string" calcext:value-type="string">
            <text:p>Oct. 17, 2019 – after debate, 1 of 5</text:p>
          </table:table-cell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7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6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6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1" office:value-type="string" calcext:value-type="string">
            <text:p><text:span text:style-name="T1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99" office:value-type="string" calcext:value-type="string">
            <text:p>Nov. 20-21, 2019 – day of and after fifth debate, 2-3 of 5</text:p>
          </table:table-cell>
          <table:table-cell table:style-name="ce101"/>
          <table:table-cell table:style-name="ce36"/>
          <table:table-cell table:style-name="ce43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16"/>
          <table:table-cell table:style-name="ce88"/>
          <table:table-cell table:style-name="ce103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7"/>
          <table:table-cell table:style-name="ce74" office:value-type="date" office:date-value="2019-11-18" calcext:value-type="date">
            <text:p>11-18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7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7"/>
          <table:table-cell table:style-name="ce74" office:value-type="date" office:date-value="2019-11-19" calcext:value-type="date">
            <text:p>11-19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7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6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6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/>
          <table:table-cell table:style-name="ce74" office:value-type="date" office:date-value="2019-11-20" calcext:value-type="date">
            <text:p>11-20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7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6"/>
          <table:table-cell table:style-name="ce74" office:value-type="date" office:date-value="2019-11-21" calcext:value-type="date">
            <text:p>11-21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7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0"/>
          <table:table-cell table:style-name="ce102" office:value-type="string" calcext:value-type="string">
            <text:p>Text – Free Ebook Days, day 2</text:p>
          </table:table-cell>
          <table:table-cell table:style-name="ce108"/>
          <table:table-cell table:style-name="ce73" office:value-type="date" office:date-value="2019-11-21" calcext:value-type="date">
            <text:p>11-21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83" office:value-type="time" office:time-value="PT19H30M00S" calcext:value-type="time">
            <text:p>07:30 PM</text:p>
          </table:table-cell>
          <table:table-cell table:number-columns-repeated="6" table:style-name="ce120" office:value-type="string" calcext:value-type="string">
            <text:p>N/A</text:p>
          </table:table-cell>
          <table:table-cell table:style-name="ce102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99" office:value-type="string" calcext:value-type="string">
            <text:p>Feb. 19, 2020 – Ninth Debate, 1 of 5</text:p>
          </table:table-cell>
          <table:table-cell table:style-name="ce103"/>
          <table:table-cell table:style-name="ce109"/>
          <table:table-cell table:style-name="ce112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19"/>
          <table:table-cell table:style-name="ce88"/>
          <table:table-cell table:style-name="ce103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6" office:value-type="string" calcext:value-type="string">
            <text:p>Sun</text:p>
          </table:table-cell>
          <table:table-cell table:style-name="ce111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6" office:value-type="string" calcext:value-type="string">
            <text:p>Tue</text:p>
          </table:table-cell>
          <table:table-cell table:style-name="ce111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6" office:value-type="string" calcext:value-type="string">
            <text:p>Wed</text:p>
          </table:table-cell>
          <table:table-cell table:style-name="ce111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4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0" office:value-type="string" calcext:value-type="string">
            <text:p>Fri</text:p>
          </table:table-cell>
          <table:table-cell table:style-name="ce113" office:value-type="date" office:date-value="2020-02-21" calcext:value-type="date">
            <text:p>02-21</text:p>
          </table:table-cell>
          <table:table-cell table:number-columns-repeated="12" table:style-name="ce110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8" office:value-type="string" calcext:value-type="string">
            <text:p>Feb. 25, 2020 – Tenth Debate, 2 of 5</text:p>
          </table:table-cell>
          <table:table-cell table:style-name="ce7"/>
          <table:table-cell table:style-name="ce106"/>
          <table:table-cell table:style-name="ce111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2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6" office:value-type="string" calcext:value-type="string">
            <text:p>Mon</text:p>
          </table:table-cell>
          <table:table-cell table:style-name="ce111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15">early</text:span></text:p>
          </table:table-cell>
          <table:table-cell table:style-name="ce106" office:value-type="string" calcext:value-type="string">
            <text:p>Tue</text:p>
          </table:table-cell>
          <table:table-cell table:style-name="ce111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04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0" office:value-type="string" calcext:value-type="string">
            <text:p>Fri</text:p>
          </table:table-cell>
          <table:table-cell table:style-name="ce113" office:value-type="date" office:date-value="2020-02-28" calcext:value-type="date">
            <text:p>02-28</text:p>
          </table:table-cell>
          <table:table-cell table:number-columns-repeated="12" table:style-name="ce110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8" office:value-type="string" calcext:value-type="string">
            <text:p>Mar. 2-3, 2020 – Super Tuesday Eve &amp; Day, 3-4 of 5</text:p>
          </table:table-cell>
          <table:table-cell table:style-name="ce7"/>
          <table:table-cell table:style-name="ce106"/>
          <table:table-cell table:style-name="ce111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2"/>
          <table:table-cell table:number-columns-repeated="1007"/>
        </table:table-row>
        <table:table-row table:style-name="ro5">
          <table:table-cell table:style-name="ce98"/>
          <table:table-cell table:style-name="ce7" office:value-type="string" calcext:value-type="string">
            <text:p>Day before free ebook days start</text:p>
          </table:table-cell>
          <table:table-cell table:style-name="ce106" office:value-type="string" calcext:value-type="string">
            <text:p>Sun</text:p>
          </table:table-cell>
          <table:table-cell table:style-name="ce111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6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7">
          <table:table-cell table:style-name="ce100"/>
          <table:table-cell table:style-name="ce102" office:value-type="string" calcext:value-type="string">
            <text:p>Last free ebook day</text:p>
          </table:table-cell>
          <table:table-cell table:style-name="ce108" office:value-type="string" calcext:value-type="string">
            <text:p>Tue</text:p>
          </table:table-cell>
          <table:table-cell table:style-name="ce114" office:value-type="date" office:date-value="2020-03-03" calcext:value-type="date">
            <text:p>03-03</text:p>
          </table:table-cell>
          <table:table-cell table:style-name="ce120"/>
          <table:table-cell table:style-name="ce83"/>
          <table:table-cell table:style-name="ce120"/>
          <table:table-cell table:style-name="ce83"/>
          <table:table-cell table:style-name="ce120"/>
          <table:table-cell table:style-name="ce83"/>
          <table:table-cell table:style-name="ce120"/>
          <table:table-cell table:style-name="ce83" table:number-columns-repeated="3"/>
          <table:table-cell table:style-name="ce120"/>
          <table:table-cell table:style-name="ce83"/>
          <table:table-cell table:style-name="ce102"/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7"/>
          <table:table-cell table:style-name="ce1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6"/>
          <table:table-cell table:style-name="ce11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6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6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27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4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5" office:value-type="string" calcext:value-type="string" table:number-columns-spanned="2" table:number-rows-spanned="1">
            <text:p>Day to</text:p>
          </table:table-cell>
          <table:covered-table-cell/>
          <table:table-cell table:style-name="ce125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6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2" office:value-type="string" calcext:value-type="string">
            <text:p>See few-offs sheet</text:p>
          </table:table-cell>
          <table:table-cell table:number-columns-repeated="12" table:style-name="ce132" office:value-type="string" calcext:value-type="string">
            <text:p>[few-offs]</text:p>
          </table:table-cell>
          <table:table-cell table:style-name="ce9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2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2" office:value-type="string" calcext:value-type="string">
            <text:p>GR politicians-2020</text:p>
          </table:table-cell>
          <table:table-cell table:number-columns-repeated="2" table:style-name="ce132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4" office:value-type="time" office:time-value="PT11H59M00S" calcext:value-type="time">
            <text:p>11:59 AM</text:p>
          </table:table-cell>
          <table:table-cell table:number-columns-repeated="4" table:style-name="ce132" office:value-type="string" calcext:value-type="string">
            <text:p>N/A</text:p>
          </table:table-cell>
          <table:table-cell table:style-name="ce136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2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4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2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2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4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29" office:value-type="string" calcext:value-type="string">
            <text:p>primary_voters</text:p>
          </table:table-cell>
          <table:table-cell table:style-name="ce131" office:value-type="string" calcext:value-type="string">
            <text:p>02-primary_voters-after-ninth_debate – <text:span text:style-name="T17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123" office:value-type="date" office:date-value="2020-02-21" calcext:value-type="date">
            <text:p>02-21</text:p>
          </table:table-cell>
          <table:table-cell table:style-name="ce135" office:value-type="time" office:time-value="PT08H30M00S" calcext:value-type="time">
            <text:p>08:30 AM</text:p>
          </table:table-cell>
          <table:table-cell table:style-name="ce97" office:value-type="string" calcext:value-type="string">
            <text:p>http://bit.ly/twh-vpp2019</text:p>
          </table:table-cell>
          <table:table-cell table:style-name="ce97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2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"/>
          <table:table-cell table:style-name="ce134"/>
          <table:table-cell table:style-name="ce45"/>
          <table:table-cell table:style-name="ce134"/>
          <table:table-cell table:style-name="ce45"/>
          <table:table-cell table:style-name="ce134"/>
          <table:table-cell table:style-name="ce45"/>
          <table:table-cell table:style-name="ce134"/>
          <table:table-cell table:style-name="ce45"/>
          <table:table-cell table:style-name="ce134"/>
          <table:table-cell table:style-name="ce45"/>
          <table:table-cell table:style-name="ce134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2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2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4" office:value-type="string" calcext:value-type="string">
            <text:p>N/A</text:p>
          </table:table-cell>
          <table:table-cell table:style-name="ce9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style-name="ce133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3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</table:table-row>
        <table:table-row table:style-name="ro4">
          <table:table-cell table:style-name="ce137" office:value-type="string" calcext:value-type="string">
            <text:p>got_christmas</text:p>
          </table:table-cell>
          <table:table-cell table:style-name="ce138"/>
          <table:table-cell table:style-name="ce141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0"/>
        </table:table-row>
        <table:table-row table:style-name="ro5">
          <table:table-cell/>
          <table:table-cell table:style-name="ce139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2" office:value-type="string" calcext:value-type="string">
            <text:p>VGoTP <text:s/>book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22H00M00S" calcext:value-type="time">
            <text:p>10:00 PM</text:p>
          </table:table-cell>
          <table:table-cell table:style-name="ce144" office:value-type="date" office:date-value="2019-11-28" calcext:value-type="date">
            <text:p>2019-11-28</text:p>
          </table:table-cell>
          <table:table-cell table:style-name="ce84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0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2" office:value-type="string" calcext:value-type="string">
            <text:p>VGoTP book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30M00S" calcext:value-type="time">
            <text:p>01:3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3H40M00S" calcext:value-type="time">
            <text:p>01:40 PM</text:p>
          </table:table-cell>
          <table:table-cell table:style-name="ce144" office:value-type="date" office:date-value="2019-11-29" calcext:value-type="date">
            <text:p>2019-11-29</text:p>
          </table:table-cell>
          <table:table-cell table:style-name="ce84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0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4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0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4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2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4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0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28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2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0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0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0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0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49"/>
        <table:table-column table:style-name="co1" table:default-cell-style-name="ce149"/>
        <table:table-column table:style-name="co49" table:default-cell-style-name="ce155"/>
        <table:table-column table:style-name="co50" table:default-cell-style-name="ce9"/>
        <table:table-column table:style-name="co51" table:default-cell-style-name="ce107"/>
        <table:table-column table:style-name="co52" table:default-cell-style-name="ce162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0"/>
          <table:table-cell table:style-name="ce52"/>
          <table:table-cell table:style-name="ce49"/>
          <table:table-cell table:style-name="ce143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7"/>
          <table:table-cell table:number-columns-repeated="1006"/>
        </table:table-row>
        <table:table-row table:style-name="ro4">
          <table:table-cell table:style-name="ce145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169" table:number-columns-repeated="1005"/>
        </table:table-row>
        <table:table-row table:style-name="ro4">
          <table:table-cell table:style-name="ce145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style-name="ce169" table:number-columns-repeated="1004"/>
        </table:table-row>
        <table:table-row table:style-name="ro5">
          <table:table-cell table:style-name="ce140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Mon</text:p>
          </table:table-cell>
          <table:table-cell table:style-name="ce151" office:value-type="date" office:date-value="2019-12-09" calcext:value-type="date">
            <text:p>12-09</text:p>
          </table:table-cell>
          <table:table-cell table:style-name="ce156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0" office:value-type="float" office:value="2" calcext:value-type="float">
            <text:p>2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Mon</text:p>
          </table:table-cell>
          <table:table-cell table:style-name="ce151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1" office:value-type="string" calcext:value-type="string">
            <text:p>image on so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table:style-name="ce144" office:value-type="date" office:date-value="2019-12-09" calcext:value-type="date">
            <text:p>2019-12-09</text:p>
          </table:table-cell>
          <table:table-cell table:style-name="ce8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0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39" office:value-type="string" calcext:value-type="string">
            <text:p>Tue</text:p>
          </table:table-cell>
          <table:table-cell table:style-name="ce151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0" office:value-type="float" office:value="4" calcext:value-type="float">
            <text:p>4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Tue</text:p>
          </table:table-cell>
          <table:table-cell table:style-name="ce151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style-name="ce163" office:value-type="date" office:date-value="2019-12-10" calcext:value-type="date">
            <text:p>2019-12-10</text:p>
          </table:table-cell>
          <table:table-cell table:style-name="ce16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0" table:number-columns-repeated="3"/>
          <table:table-cell table:style-name="ce152"/>
          <table:table-cell table:style-name="Default"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5" calcext:value-type="float">
            <text:p>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1" calcext:value-type="date">
            <text:p>12-11</text:p>
          </table:table-cell>
          <table:table-cell table:style-name="ce157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" calcext:value-type="float">
            <text:p>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1" calcext:value-type="date">
            <text:p>2019-12-11</text:p>
          </table:table-cell>
          <table:table-cell table:style-name="ce167" office:value-type="time" office:time-value="PT19H45M00S" calcext:value-type="time">
            <text:p>07:45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4" calcext:value-type="float">
            <text:p>4</text:p>
          </table:table-cell>
          <table:table-cell table:style-name="ce147" office:value-type="string" calcext:value-type="string">
            <text:p>Thu</text:p>
          </table:table-cell>
          <table:table-cell table:style-name="ce1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6" table:number-columns-repeated="3"/>
          <table:table-cell table:style-name="ce154"/>
          <table:table-cell table:style-name="ce158"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41"/>
          <table:table-cell table:style-name="ce168"/>
          <table:table-cell table:style-name="ce158" table:number-columns-repeated="1005"/>
        </table:table-row>
        <table:table-row table:style-name="ro7">
          <table:table-cell table:style-name="ce140" office:value-type="float" office:value="8" calcext:value-type="float">
            <text:p>8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Thu</text:p>
          </table:table-cell>
          <table:table-cell table:style-name="ce153" office:value-type="date" office:date-value="2019-12-12" calcext:value-type="date">
            <text:p>12-12</text:p>
          </table:table-cell>
          <table:table-cell table:style-name="ce1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9" calcext:value-type="float">
            <text:p>9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Thu</text:p>
          </table:table-cell>
          <table:table-cell table:style-name="ce1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table:style-name="ce163" office:value-type="date" office:date-value="2019-12-12" calcext:value-type="date">
            <text:p>2019-12-12</text:p>
          </table:table-cell>
          <table:table-cell table:style-name="ce16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0" office:value-type="float" office:value="10" calcext:value-type="float">
            <text:p>10</text:p>
          </table:table-cell>
          <table:table-cell table:style-name="ce146" office:value-type="float" office:value="5" calcext:value-type="float">
            <text:p>5</text:p>
          </table:table-cell>
          <table:table-cell table:style-name="ce140" office:value-type="string" calcext:value-type="string">
            <text:p>Fri</text:p>
          </table:table-cell>
          <table:table-cell table:style-name="ce1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style-name="ce163" office:value-type="date" office:date-value="2019-12-13" calcext:value-type="date">
            <text:p>2019-12-13</text:p>
          </table:table-cell>
          <table:table-cell table:style-name="ce1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1" calcext:value-type="float">
            <text:p>11</text:p>
          </table:table-cell>
          <table:table-cell table:style-name="ce146" office:value-type="float" office:value="5" calcext:value-type="float">
            <text:p>5</text:p>
          </table:table-cell>
          <table:table-cell table:style-name="ce140" office:value-type="string" calcext:value-type="string">
            <text:p>Sat</text:p>
          </table:table-cell>
          <table:table-cell table:style-name="ce1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style-name="ce163" office:value-type="date" office:date-value="2019-12-14" calcext:value-type="date">
            <text:p>2019-12-14</text:p>
          </table:table-cell>
          <table:table-cell table:style-name="ce16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6"/>
          <table:table-cell table:style-name="ce140"/>
          <table:table-cell table:style-name="ce152"/>
          <table:table-cell table:number-columns-repeated="2"/>
          <table:table-cell table:style-name="ce132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table:number-columns-repeated="3"/>
          <table:table-cell table:style-name="ce152"/>
          <table:table-cell table:style-name="Default"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12" calcext:value-type="float">
            <text:p>12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16" calcext:value-type="date">
            <text:p>12-16</text:p>
          </table:table-cell>
          <table:table-cell table:style-name="ce157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3" calcext:value-type="float">
            <text:p>1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16" calcext:value-type="date">
            <text:p>2019-12-16</text:p>
          </table:table-cell>
          <table:table-cell table:style-name="ce16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17" calcext:value-type="date">
            <text:p>12-17</text:p>
          </table:table-cell>
          <table:table-cell table:style-name="ce1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style-name="ce163" office:value-type="date" office:date-value="2019-12-17" calcext:value-type="date">
            <text:p>2019-12-17</text:p>
          </table:table-cell>
          <table:table-cell table:style-name="ce16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6" calcext:value-type="float">
            <text:p>16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0" office:value-type="float" office:value="17" calcext:value-type="float">
            <text:p>1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20H40M00S" calcext:value-type="time">
            <text:p>08:4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style-name="ce163" office:value-type="date" office:date-value="2019-12-18" calcext:value-type="date">
            <text:p>2019-12-18</text:p>
          </table:table-cell>
          <table:table-cell table:style-name="ce16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6H50M00S" calcext:value-type="time">
            <text:p>04:5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style-name="ce163" office:value-type="date" office:date-value="2019-12-19" calcext:value-type="date">
            <text:p>2019-12-19</text:p>
          </table:table-cell>
          <table:table-cell table:style-name="ce16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0" office:value-type="float" office:value="21" calcext:value-type="float">
            <text:p>21</text:p>
          </table:table-cell>
          <table:table-cell table:style-name="ce140" office:value-type="float" office:value="10" calcext:value-type="float">
            <text:p>10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45M00S" calcext:value-type="time">
            <text:p>03:4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style-name="ce163" office:value-type="date" office:date-value="2019-12-20" calcext:value-type="date">
            <text:p>2019-12-20</text:p>
          </table:table-cell>
          <table:table-cell table:style-name="ce167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0" table:number-columns-repeated="2"/>
          <table:table-cell table:style-name="ce147"/>
          <table:table-cell table:style-name="ce153"/>
          <table:table-cell table:number-columns-repeated="2"/>
          <table:table-cell table:style-name="ce132"/>
          <table:table-cell table:style-name="ce164"/>
          <table:table-cell table:style-name="ce167"/>
          <table:table-cell table:style-name="ce163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table:number-columns-repeated="3"/>
          <table:table-cell table:style-name="ce152"/>
          <table:table-cell table:style-name="Default" table:number-columns-repeated="3"/>
          <table:table-cell table:style-name="ce164"/>
          <table:table-cell table:style-name="ce167"/>
          <table:table-cell table:style-name="ce163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6" office:value-type="float" office:value="22" calcext:value-type="float">
            <text:p>22</text:p>
          </table:table-cell>
          <table:table-cell table:style-name="ce148" office:value-type="float" office:value="11" calcext:value-type="float">
            <text:p>11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23" calcext:value-type="date">
            <text:p>12-23</text:p>
          </table:table-cell>
          <table:table-cell table:style-name="ce159" office:value-type="string" calcext:value-type="string">
            <text:p>Ben Franklin &amp; Cory Booker – 6/8</text:p>
          </table:table-cell>
          <table:table-cell table:style-name="ce160" office:value-type="string" calcext:value-type="string">
            <text:p>Lifelong Learners’</text:p>
          </table:table-cell>
          <table:table-cell table:style-name="ce161" office:value-type="string" calcext:value-type="string">
            <text:p>image on so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3" office:value-type="date" office:date-value="2019-12-28" calcext:value-type="date">
            <text:p>2019-12-28</text:p>
          </table:table-cell>
          <table:table-cell table:style-name="ce167" office:value-type="time" office:time-value="PT10H40M00S" calcext:value-type="time">
            <text:p>10:40 A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8" office:value-type="time" office:time-value="PT12H10M00S" calcext:value-type="time">
            <text:p>12:10 PM</text:p>
          </table:table-cell>
          <table:table-cell table:style-name="ce158" office:value-type="string" calcext:value-type="string">
            <text:p>seeourminds.com/image/4900-politicians-founding_fathers/4902/</text:p>
          </table:table-cell>
          <table:table-cell table:style-name="ce158" table:number-columns-repeated="1004"/>
        </table:table-row>
        <table:table-row table:style-name="ro7">
          <table:table-cell table:style-name="ce140" office:value-type="float" office:value="23" calcext:value-type="float">
            <text:p>23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string" calcext:value-type="string">
            <text:p>Mon</text:p>
          </table:table-cell>
          <table:table-cell table:style-name="ce1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1" office:value-type="string" calcext:value-type="string">
            <text:p>image on so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3" office:value-type="date" office:date-value="2019-12-28" calcext:value-type="date">
            <text:p>2019-12-28</text:p>
          </table:table-cell>
          <table:table-cell table:style-name="ce167" office:value-type="time" office:time-value="PT18H35M00S" calcext:value-type="time">
            <text:p>06:35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6" office:value-type="date" office:date-value="2019-12-23" calcext:value-type="date">
            <text:p>2019-12-23</text:p>
          </table:table-cell>
          <table:table-cell table:style-name="ce167" office:value-type="time" office:time-value="PT21H50M00S" calcext:value-type="time">
            <text:p>09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0" office:value-type="float" office:value="24" calcext:value-type="float">
            <text:p>24</text:p>
          </table:table-cell>
          <table:table-cell table:style-name="ce147" office:value-type="float" office:value="12" calcext:value-type="float">
            <text:p>12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9" calcext:value-type="date">
            <text:p>2019-12-29</text:p>
          </table:table-cell>
          <table:table-cell table:style-name="ce167" office:value-type="time" office:time-value="PT13H10M00S" calcext:value-type="time">
            <text:p>01:1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3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25" calcext:value-type="float">
            <text:p>25</text:p>
          </table:table-cell>
          <table:table-cell table:style-name="ce147" office:value-type="float" office:value="12" calcext:value-type="float">
            <text:p>12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24" calcext:value-type="date">
            <text:p>12-24</text:p>
          </table:table-cell>
          <table:table-cell table:style-name="ce157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9" calcext:value-type="date">
            <text:p>2019-12-29</text:p>
          </table:table-cell>
          <table:table-cell table:style-name="ce167" office:value-type="time" office:time-value="PT21H00M00S" calcext:value-type="time">
            <text:p>09:0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style-name="ce163" office:value-type="date" office:date-value="2019-12-24" calcext:value-type="date">
            <text:p>2019-12-24</text:p>
          </table:table-cell>
          <table:table-cell table:style-name="ce167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0" office:value-type="float" office:value="26" calcext:value-type="float">
            <text:p>2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1" office:value-type="string" calcext:value-type="string">
            <text:p>image on so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30" calcext:value-type="date">
            <text:p>2019-12-30</text:p>
          </table:table-cell>
          <table:table-cell table:style-name="ce167" office:value-type="time" office:time-value="PT10H30M00S" calcext:value-type="time">
            <text:p>10:30 A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0" office:value-type="float" office:value="27" calcext:value-type="float">
            <text:p>2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string" calcext:value-type="string">
            <text:p>Wed</text:p>
          </table:table-cell>
          <table:table-cell table:style-name="ce1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30" calcext:value-type="date">
            <text:p>2019-12-30</text:p>
          </table:table-cell>
          <table:table-cell table:style-name="ce167" office:value-type="time" office:time-value="PT16H20M00S" calcext:value-type="time">
            <text:p>04:20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style-name="ce163" office:value-type="date" office:date-value="2019-12-25" calcext:value-type="date">
            <text:p>2019-12-25</text:p>
          </table:table-cell>
          <table:table-cell table:style-name="ce167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2"/>
          <table:table-cell table:style-name="ce132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28" calcext:value-type="float">
            <text:p>28</text:p>
          </table:table-cell>
          <table:table-cell table:style-name="ce147" office:value-type="float" office:value="14" calcext:value-type="float">
            <text:p>14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26" calcext:value-type="date">
            <text:p>12-26</text:p>
          </table:table-cell>
          <table:table-cell table:style-name="ce1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163" office:value-type="date" office:date-value="2019-12-31" calcext:value-type="date">
            <text:p>2019-12-31</text:p>
          </table:table-cell>
          <table:table-cell table:style-name="ce167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0" office:value-type="float" office:value="29" calcext:value-type="float">
            <text:p>29</text:p>
          </table:table-cell>
          <table:table-cell table:style-name="ce147" office:value-type="float" office:value="14" calcext:value-type="float">
            <text:p>14</text:p>
          </table:table-cell>
          <table:table-cell table:style-name="ce140" office:value-type="string" calcext:value-type="string">
            <text:p>Thu</text:p>
          </table:table-cell>
          <table:table-cell table:style-name="ce1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163" office:value-type="date" office:date-value="2019-12-31" calcext:value-type="date">
            <text:p>2019-12-31</text:p>
          </table:table-cell>
          <table:table-cell table:style-name="ce167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7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6" office:value-type="float" office:value="30" calcext:value-type="float">
            <text:p>3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20-01-01" calcext:value-type="date">
            <text:p>2020-01-01</text:p>
          </table:table-cell>
          <table:table-cell table:style-name="ce167" office:value-type="time" office:time-value="PT12H40M00S" calcext:value-type="time">
            <text:p>12:4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2H50M00S" calcext:value-type="time">
            <text:p>12:50 PM</text:p>
          </table:table-cell>
          <table:table-cell table:style-name="ce158" table:number-columns-repeated="1005"/>
        </table:table-row>
        <table:table-row table:style-name="ro7">
          <table:table-cell table:style-name="ce140" office:value-type="float" office:value="31" calcext:value-type="float">
            <text:p>31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string" calcext:value-type="string">
            <text:p>Fri</text:p>
          </table:table-cell>
          <table:table-cell table:style-name="ce1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2" office:value-type="string" calcext:value-type="string">
            <text:p>VPP book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20-01-02" calcext:value-type="date">
            <text:p>2020-01-02</text:p>
          </table:table-cell>
          <table:table-cell table:style-name="ce167" office:value-type="time" office:time-value="PT19H20M00S" calcext:value-type="time">
            <text:p>07:2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style-name="ce163" office:value-type="date" office:date-value="2019-12-27" calcext:value-type="date">
            <text:p>2019-12-27</text:p>
          </table:table-cell>
          <table:table-cell table:style-name="ce16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 office:value-type="float" office:value="21.5" calcext:value-type="float">
            <text:p>21.5</text:p>
          </table:table-cell>
          <table:table-cell table:style-name="ce140" office:value-type="float" office:value="10.5" calcext:value-type="float">
            <text:p>10.5</text:p>
          </table:table-cell>
          <table:table-cell table:style-name="ce147" office:value-type="string" calcext:value-type="string">
            <text:p>Sun</text:p>
          </table:table-cell>
          <table:table-cell table:style-name="ce1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2" office:value-type="string" calcext:value-type="string">
            <text:p>groja.com/about</text:p>
          </table:table-cell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>
          <table:table-cell table:style-name="ce140"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 table:number-rows-repeated="34">
          <table:table-cell/>
          <table:table-cell table:style-name="ce147" table:number-columns-repeated="2"/>
          <table:table-cell table:style-name="ce153"/>
          <table:table-cell table:number-columns-repeated="3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 table:style-name="ce164"/>
          <table:table-cell table:style-name="ce167"/>
          <table:table-cell/>
          <table:table-cell table:style-name="ce167"/>
          <table:table-cell table:number-columns-repeated="1005"/>
        </table:table-row>
        <table:table-row table:style-name="ro7" table:number-rows-repeated="25">
          <table:table-cell/>
          <table:table-cell table:style-name="ce147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1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2"/>
          <table:table-cell table:style-name="ce62" table:number-columns-repeated="12"/>
          <table:table-cell table:style-name="ce90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0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1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1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1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1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1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1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3"/>
          <table:table-cell table:style-name="ce169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0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4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0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62" table:number-columns-repeated="10"/>
          <table:table-cell table:style-name="ce9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4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6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6"/>
          <table:table-cell table:style-name="ce8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0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0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0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0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1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1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0/00/0000</text:date>, <text:time style:data-style-name="N2" text:time-value="07:42:14.93365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5T21:07:15.275174391</dc:date>
    <meta:editing-duration>P73DT17H33M59S</meta:editing-duration>
    <meta:editing-cycles>1301</meta:editing-cycles>
    <meta:document-statistic meta:table-count="11" meta:cell-count="2196" meta:object-count="0"/>
  </office:meta>
</office:document-meta>
</file>